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4pt"/>
    </style:style>
    <style:style style:name="co2" style:family="table-column">
      <style:table-column-properties fo:break-before="auto" style:column-width="21.94pt"/>
    </style:style>
    <style:style style:name="co3" style:family="table-column">
      <style:table-column-properties fo:break-before="auto" style:column-width="94.99pt"/>
    </style:style>
    <style:style style:name="co4" style:family="table-column">
      <style:table-column-properties fo:break-before="auto" style:column-width="51.25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47.51pt"/>
    </style:style>
    <style:style style:name="co7" style:family="table-column">
      <style:table-column-properties fo:break-before="auto" style:column-width="94.25pt"/>
    </style:style>
    <style:style style:name="co8" style:family="table-column">
      <style:table-column-properties fo:break-before="auto" style:column-width="49.01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52.36pt"/>
    </style:style>
    <style:style style:name="co11" style:family="table-column">
      <style:table-column-properties fo:break-before="auto" style:column-width="50.85pt"/>
    </style:style>
    <style:style style:name="co12" style:family="table-column">
      <style:table-column-properties fo:break-before="auto" style:column-width="49.75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43.8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63.44pt"/>
    </style:style>
    <style:style style:name="co17" style:family="table-column">
      <style:table-column-properties fo:break-before="auto" style:column-width="32.29pt"/>
    </style:style>
    <style:style style:name="co18" style:family="table-column">
      <style:table-column-properties fo:break-before="auto" style:column-width="67.86pt"/>
    </style:style>
    <style:style style:name="co19" style:family="table-column">
      <style:table-column-properties fo:break-before="auto" style:column-width="74.89pt"/>
    </style:style>
    <style:style style:name="co20" style:family="table-column">
      <style:table-column-properties fo:break-before="auto" style:column-width="62.36pt"/>
    </style:style>
    <style:style style:name="co21" style:family="table-column">
      <style:table-column-properties fo:break-before="auto" style:column-width="75.34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ZEM43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HSMC+ok</text:p>
          </table:table-cell>
          <table:table-cell office:value-type="string" calcext:value-type="string">
            <text:p>FPGA Pin</text:p>
          </table:table-cell>
          <table:table-cell office:value-type="string" calcext:value-type="string">
            <text:p>FPGA Pin Description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LVDS Term RefD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I/O Power</text:p>
          </table:table-cell>
          <table:table-cell office:value-type="string" calcext:value-type="string">
            <text:p>FPGA I/O</text:p>
          </table:table-cell>
          <table:table-cell office:value-type="string" calcext:value-type="string">
            <text:p>LVDS I/O</text:p>
          </table:table-cell>
          <table:table-cell office:value-type="string" calcext:value-type="string">
            <text:p>LVDS I</text:p>
          </table:table-cell>
          <table:table-cell office:value-type="string" calcext:value-type="string">
            <text:p>LVDS O</text:p>
          </table:table-cell>
          <table:table-cell office:value-type="string" calcext:value-type="string">
            <text:p>FPGA Clk Out</text:p>
          </table:table-cell>
          <table:table-cell office:value-type="string" calcext:value-type="string">
            <text:p>FPGA Clk In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esign Net</text:p>
          </table:table-cell>
          <table:table-cell office:value-type="string" calcext:value-type="string">
            <text:p>IO Standard</text:p>
          </table:table-cell>
          <table:table-cell office:value-type="string" calcext:value-type="string">
            <text:p>User Comme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GND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VDC</text:p>
          </table:table-cell>
          <table:table-cell table:number-columns-repeated="4"/>
          <table:table-cell office:value-type="string" calcext:value-type="string">
            <text:p>+VDC</text:p>
          </table:table-cell>
          <table:table-cell table:number-columns-repeated="10"/>
          <table:table-cell office:value-type="string" calcext:value-type="string">
            <text:p>5V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VDC</text:p>
          </table:table-cell>
          <table:table-cell table:number-columns-repeated="4"/>
          <table:table-cell office:value-type="string" calcext:value-type="string">
            <text:p>+VDC</text:p>
          </table:table-cell>
          <table:table-cell table:number-columns-repeated="10"/>
          <table:table-cell office:value-type="string" calcext:value-type="string">
            <text:p>5V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VDC</text:p>
          </table:table-cell>
          <table:table-cell table:number-columns-repeated="4"/>
          <table:table-cell office:value-type="string" calcext:value-type="string">
            <text:p>+VDC</text:p>
          </table:table-cell>
          <table:table-cell table:number-columns-repeated="10"/>
          <table:table-cell office:value-type="string" calcext:value-type="string">
            <text:p>5V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VDC</text:p>
          </table:table-cell>
          <table:table-cell table:number-columns-repeated="4"/>
          <table:table-cell office:value-type="string" calcext:value-type="string">
            <text:p>+VDC</text:p>
          </table:table-cell>
          <table:table-cell table:number-columns-repeated="10"/>
          <table:table-cell office:value-type="string" calcext:value-type="string">
            <text:p>5V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VCCIO4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Y_HSMC_VCCIO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VCCIO5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_HSMC_VS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VCCIO6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_HSMC_VS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1" calcext:value-type="float">
            <text:p>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REF_BANK4</text:p>
          </table:table-cell>
          <table:table-cell table:number-columns-repeated="6"/>
          <table:table-cell office:value-type="string" calcext:value-type="string">
            <text:p>VR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_HSMC_VS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REF_BANK5</text:p>
          </table:table-cell>
          <table:table-cell table:number-columns-repeated="6"/>
          <table:table-cell office:value-type="string" calcext:value-type="string">
            <text:p>VR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REF_BANK6</text:p>
          </table:table-cell>
          <table:table-cell table:number-columns-repeated="6"/>
          <table:table-cell office:value-type="string" calcext:value-type="string">
            <text:p>VR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L4_CLKOUTp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IO, PLL4_CLKOUT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2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4" calcext:value-type="float">
            <text:p>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LL4_CLKOUTn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IO, PLL4_CLKOUT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2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7" calcext:value-type="float">
            <text:p>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+2.5VDD</text:p>
          </table:table-cell>
          <table:table-cell table:number-columns-repeated="4"/>
          <table:table-cell office:value-type="string" calcext:value-type="string">
            <text:p>+2.5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SMC_SDA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B3p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SMC_SCL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TAG_TCK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TAG_TMC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AG_TDO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TAG_TDI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KOUT0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B31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LKIN0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CLK7,DIFFCLK_3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EXT_CLK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ARGE_DETEC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B28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LED1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B32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UIO_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B35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LED0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UIO_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4 / LVDS_TXp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R10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I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5 / LVDS_RXp0</text:p>
          </table:table-cell>
          <table:table-cell office:value-type="string" calcext:value-type="string">
            <text:p>AA13</text:p>
          </table:table-cell>
          <table:table-cell office:value-type="string" calcext:value-type="string">
            <text:p>B23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1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6 / LVDS_TXn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R10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CS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7 / LVDS_RXn0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B23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2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8 / LVDS_TXp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R5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1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9 / LVDS_RXp1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B25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3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10 / LVDS_TXn1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R5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R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11 / LVDS_RXn1</text:p>
          </table:table-cell>
          <table:table-cell office:value-type="string" calcext:value-type="string">
            <text:p>AB14</text:p>
          </table:table-cell>
          <table:table-cell office:value-type="string" calcext:value-type="string">
            <text:p>B25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4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12 / LVDS_TXp2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13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IS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13 / LVDS_RXp2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B26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5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14 / LVDS_TX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13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EXT_T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5 / LVDS_RXn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B26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6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16 / LVDS_TXp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R18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17 / LVDS_RXp3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B27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7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18 / LVDS_TXn3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R18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19 / LVDS_RXn3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B27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ADC8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20 / LVDS_TXp4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R20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UPDAC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1 / LVDS_RXp4</text:p>
          </table:table-cell>
          <table:table-cell office:value-type="string" calcext:value-type="string">
            <text:p>AA16</text:p>
          </table:table-cell>
          <table:table-cell office:value-type="string" calcext:value-type="string">
            <text:p>B3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PI_SCLK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22 / LVDS_TXn4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R20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NGDAC_CS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23 / LVDS_RXn4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B3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PI_SDIO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24 / LVDS_TXp5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R9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25 / LVDS_RXp5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B37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C0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26 / LVDS_TXn5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R9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27 / LVDS_RXn5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B37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28 / LVDS_TXp6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R19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29 / LVDS_RXp6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B39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30 / LVDS_TXn6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R19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31 / LVDS_RXn6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B39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32 / LVDS_TXp7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R15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33 / LVDS_RXp7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B29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34 / LVDS_TXn7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R15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35 / LVDS_RXn7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B29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36 / CLKOUT1p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4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37 / CLKIN1p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R17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8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03 to R101 for FPGA pin G21 (CLK4, DIFFCLK_2p) in Bank 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38 / CLKOUT1n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4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39 / CLKIN1n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R17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8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05 to R107 for FPGA pin G22 (CLK5, DIFFCLK_2n) in Bank 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40 / LVDS_TXp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11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41 / LVDS_RXp8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B33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42 / LVDS_TXn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R11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43 / LVDS_RXn8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B33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44 / LVDS_TXp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R14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45 / LVDS_RXp9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B38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46 / LVDS_TXn9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R14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47 / LVDS_RXn9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B38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48 / LVDS_TXp1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R8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49 / LVDS_RXp10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R23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50 / LVDS_TXn1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R8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5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51 / LVDS_RXn10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R23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8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52 / LVDS_TXp1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R6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53 / LVDS_RXp1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B4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54 / LVDS_TXn1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R6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55 / LVDS_RXn1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B4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56 / LVDS_TXp1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R7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57 / LVDS_RXp12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B36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58 / LVDS_TXn1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R7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59 / LVDS_RXn12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B36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60 / LVDS_TXp1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R4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61 / LVDS_RXp13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R22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62 / LVDS_TXn1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R4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63 / LVDS_RXn13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R22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64 / LVDS_TXp14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R3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65 / LVDS_RXp14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R21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66 / LVDS_TXn1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3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67 / LVDS_RXn14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21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68 / LVDS_TXp1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R2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69 / LVDS_RXp1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B41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70 / LVDS_TXn1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2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71 / LVDS_RXn1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B41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72 / LVDS_TXp16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R1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73 / LVDS_RXp1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B34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74 / LVDS_TXn1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R1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6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75 / LVDS_RXn16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B34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7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76 / CLKOUT2p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R16p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77 / CLKIN2p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R12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9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11 to R109 for FPGA pin AA12 (CLK13, DIFFCLK_7p) in Bank 4. See PCB revision notes in U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78 / CLKOUT2n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R16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79 / CLKIN2n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9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13 to R115 for FPGA pin AB12 (CLK12, DIFFCLK_7n) in Bank 4. See PCB revision notes in U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SNTn</text:p>
          </table:table-cell>
          <table:table-cell table:number-columns-repeated="14"/>
          <table:table-cell office:value-type="string" calcext:value-type="string">
            <text:p>Present Detect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GND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VCCIO2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.2VDD</text:p>
          </table:table-cell>
          <table:table-cell table:number-columns-repeated="4"/>
          <table:table-cell office:value-type="string" calcext:value-type="string">
            <text:p>+1.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VCCIO3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1.8VDD</text:p>
          </table:table-cell>
          <table:table-cell table:number-columns-repeated="4"/>
          <table:table-cell office:value-type="string" calcext:value-type="string">
            <text:p>+1.8VDD</text:p>
          </table:table-cell>
          <table:table-cell table:number-columns-repeated="10"/>
          <table:table-cell office:value-type="string" calcext:value-type="string">
            <text:p>1V8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REF_BANK2</text:p>
          </table:table-cell>
          <table:table-cell table:number-columns-repeated="6"/>
          <table:table-cell office:value-type="string" calcext:value-type="string">
            <text:p>VR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X_HSMC_VCCIO</text:p>
          </table:table-cell>
          <table:table-cell table:number-columns-repeated="6"/>
          <table:table-cell office:value-type="string" calcext:value-type="string">
            <text:p>VCC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REF_BANK3</text:p>
          </table:table-cell>
          <table:table-cell table:number-columns-repeated="6"/>
          <table:table-cell office:value-type="string" calcext:value-type="string">
            <text:p>VR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_HSMC_VS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NK1_CLK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LK1, DIFFCLK_0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_HSMC_VS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1" calcext:value-type="float">
            <text:p>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NK8_CLK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LK11, DIFFCLK_4p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1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_HSMC_VS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P3_JTAG_TDI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JTAG_T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L1_CLKOUTp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IO, PLL1_CLKOUTp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2"/>
          <table:table-cell table:number-columns-repeated="2" table:style-name="ce1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DC_CLK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4" calcext:value-type="float">
            <text:p>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LL1_CLKOUTn</text:p>
          </table:table-cell>
          <table:table-cell office:value-type="string" calcext:value-type="string">
            <text:p>AB3</text:p>
          </table:table-cell>
          <table:table-cell office:value-type="string" calcext:value-type="string">
            <text:p>IO, PLL1_CLKOUT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2"/>
          <table:table-cell table:number-columns-repeated="2" table:style-name="ce1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DC_CLK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7" calcext:value-type="float">
            <text:p>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P3_JTAG_TDO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JTAG_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SMC_SDA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SMC_SC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16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TAG_TCK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TAG_TMC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P3_JTAG_TMS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JTAG_T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AG_TDO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TAG_TDI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KOUT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B15p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LKIN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CLK6, DIFFCLK_3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P_FLA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P3_JTAG_TCK</text:p>
          </table:table-cell>
          <table:table-cell table:number-columns-repeated="13"/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JTAG_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B8p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B8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B3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4 / LVDS_TXp0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L16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5 / LVDS_RXp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B1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6 / LVDS_TXn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16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7 / LVDS_RXn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B1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8 / LVDS_TXp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17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9 / LVDS_RXp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B2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10 / LVDS_TXn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7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11 / LVDS_RXn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2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12 / LVDS_TXp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18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13 / LVDS_RXp2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B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14 / LVDS_TXn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18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5 / LVDS_RXn2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B4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16 / LVDS_TXp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19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17 / LVDS_RXp3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B5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18 / LVDS_TXn3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9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19 / LVDS_RXn3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B5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20 / LVDS_TX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20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1 / LVDS_RXp4</text:p>
          </table:table-cell>
          <table:table-cell office:value-type="string" calcext:value-type="string">
            <text:p>AB6</text:p>
          </table:table-cell>
          <table:table-cell office:value-type="string" calcext:value-type="string">
            <text:p>B6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22 / LVDS_TXn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20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23 / LVDS_RXn4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B6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24 / LVDS_TXp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1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25 / LVDS_RXp5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B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26 / LVDS_TXn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21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3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27 / LVDS_RXn5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B7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28 / LVDS_TXp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23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29 / LVDS_RXp6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B1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30 / LVDS_TXn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23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31 / LVDS_RXn6</text:p>
          </table:table-cell>
          <table:table-cell office:value-type="string" calcext:value-type="string">
            <text:p>AB7</text:p>
          </table:table-cell>
          <table:table-cell office:value-type="string" calcext:value-type="string">
            <text:p>B1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32 / LVDS_TXp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24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33 / LVDS_RXp7</text:p>
          </table:table-cell>
          <table:table-cell office:value-type="string" calcext:value-type="string">
            <text:p>AA8</text:p>
          </table:table-cell>
          <table:table-cell office:value-type="string" calcext:value-type="string">
            <text:p>B1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34 / LVDS_TXn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4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35 / LVDS_RXn7</text:p>
          </table:table-cell>
          <table:table-cell office:value-type="string" calcext:value-type="string">
            <text:p>AB8</text:p>
          </table:table-cell>
          <table:table-cell office:value-type="string" calcext:value-type="string">
            <text:p>B17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9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36 / CLKOUT1p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6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37 / CLKIN1p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L3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9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04 to R102 for FPGA pin AA11 (CLK15, DIFFCLK_6p) in Bank 3. See PCB revision notes in U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38 / CLKOUT1n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26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39 / CLKIN1n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B11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9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06 to R108 for FPGA pin AB11 (CLK14, DIFFCLK_6n) in Bank 3. See PCB revision notes in U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40 / LVDS_TXp8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L25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41 / LVDS_RXp8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B13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0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42 / LVDS_TXn8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L25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43 / LVDS_RXn8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B13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0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44 / LVDS_TXp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L27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-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45 / LVDS_RXp9</text:p>
          </table:table-cell>
          <table:table-cell office:value-type="string" calcext:value-type="string">
            <text:p>AA9</text:p>
          </table:table-cell>
          <table:table-cell office:value-type="string" calcext:value-type="string">
            <text:p>B1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+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46 / LVDS_TXn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27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+A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47 / LVDS_RXn9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B19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1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-B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48 / LVDS_TXp10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L28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F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49 / LVDS_RXp10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B2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+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50 / LVDS_TXn1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L28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F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51 / LVDS_RXn1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B2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2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-C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52 / LVDS_TXp1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L29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CO-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53 / LVDS_RXp1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B19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+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54 / LVDS_TXn1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29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DCO+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55 / LVDS_RXn11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B19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3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1D-D</text:p>
          </table:table-cell>
          <table:table-cell office:value-type="string" calcext:value-type="string">
            <text:p>LVDS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56 / LVDS_TXp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L30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IS1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57 / LVDS_RXp12</text:p>
          </table:table-cell>
          <table:table-cell office:value-type="string" calcext:value-type="string">
            <text:p>AA10</text:p>
          </table:table-cell>
          <table:table-cell office:value-type="string" calcext:value-type="string">
            <text:p>B21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CL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58 / LVDS_TXn1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30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59 / LVDS_RXn12</text:p>
          </table:table-cell>
          <table:table-cell office:value-type="string" calcext:value-type="string">
            <text:p>AB10</text:p>
          </table:table-cell>
          <table:table-cell office:value-type="string" calcext:value-type="string">
            <text:p>B21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4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DA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60 / LVDS_TXp1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32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E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61 / LVDS_RXp1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R30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PHI1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62 / LVDS_TXn1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L32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PHI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63 / LVDS_RXn1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30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5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PHI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64 / LVDS_TXp1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R34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PHI1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65 / LVDS_RXp1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R31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A4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66 / LVDS_TXn1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R34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BI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67 / LVDS_RXn1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R31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6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B4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68 / LVDS_TXp15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R35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EB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69 / LVDS_RXp15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R29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B3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70 / LVDS_TXn15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R35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CAL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71 / LVDS_RXn15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R29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7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B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72 / LVDS_TXp16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R32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A1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73 / LVDS_RXp16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R27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A2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74 / LVDS_TXn16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R32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B1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75 / LVDS_RXn1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R27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8</text:p>
          </table:table-cell>
          <table:table-cell table:number-columns-repeated="3"/>
          <table:table-cell table:number-columns-repeated="2" table:style-name="ce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RBO_A3</text:p>
          </table:table-cell>
          <table:table-cell office:value-type="string" calcext:value-type="string">
            <text:p>2.5v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+12VDD</text:p>
          </table:table-cell>
          <table:table-cell table:number-columns-repeated="4"/>
          <table:table-cell office:value-type="string" calcext:value-type="string">
            <text:p>+12VD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76 / CLKOUT2p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L33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77 / CLKIN2p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2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0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12 to R110 for FPGA pin T2 (CLK2, DIFFCLK_1p) in Bank 2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78 / CLKOUT2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L33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79 / CLKIN2n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2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0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ee UM for CLKIN jumper selection. Move R114 to R116 for FPGA pin T1 (CLK3, DIFFCLK_1n) in Bank 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+3.3VDD</text:p>
          </table:table-cell>
          <table:table-cell table:number-columns-repeated="4"/>
          <table:table-cell office:value-type="string" calcext:value-type="string">
            <text:p>+3.3VDD</text:p>
          </table:table-cell>
          <table:table-cell table:number-columns-repeated="10"/>
          <table:table-cell office:value-type="string" calcext:value-type="string">
            <text:p>3V3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SNTn</text:p>
          </table:table-cell>
          <table:table-cell table:number-columns-repeated="14"/>
          <table:table-cell office:value-type="string" calcext:value-type="string">
            <text:p>Present Detect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dc:date>2015-09-29T16:09:34.885943469</dc:date>
    <meta:editing-duration>PT20M29S</meta:editing-duration>
    <meta:editing-cycles>4</meta:editing-cycles>
    <meta:document-statistic meta:table-count="1" meta:cell-count="2430" meta:object-count="0"/>
  </office:meta>
</office:document-meta>
</file>